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FPFont.hasKern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.get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.AFPFo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.getFo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.getEmbed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.getFamily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FPFont.hasChar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.getFo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.getKerning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FPFo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